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72AC86E287327165.png" manifest:media-type="image/png"/>
  <manifest:file-entry manifest:full-path="Pictures/1000020100000300000001F4F451E979F2D43396.png" manifest:media-type="image/png"/>
  <manifest:file-entry manifest:full-path="Pictures/1000020100000154000000D89F94FBE8EB68F4DE.png" manifest:media-type="image/png"/>
  <manifest:file-entry manifest:full-path="Pictures/100002010000020000000200582E1EB4B4CD044A.png" manifest:media-type="image/png"/>
  <manifest:file-entry manifest:full-path="Pictures/10000201000007D0000007D009294D7DE15872A0.png" manifest:media-type="image/png"/>
  <manifest:file-entry manifest:full-path="Pictures/10000201000008C0000008C01BDCB056CAF5745D.png" manifest:media-type="image/png"/>
  <manifest:file-entry manifest:full-path="Pictures/10000201000000C8000000C8A3D53A023FC62F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8.83cm, 2.651cm, 9.127cm, 1.51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2.377cm, 3.936cm, 4.628cm, 4.69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95cm, 0cm, 1.398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65cm, 2.784cm, 2.566cm, 2.7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195cm" fo:min-width="2.1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2.667cm" svg:x="9.807cm" svg:y="2.624cm">
          <draw:image xlink:href="Pictures/10000201000004B0000004B072AC86E287327165.png" xlink:type="simple" xlink:show="embed" xlink:actuate="onLoad">
            <text:p/>
          </draw:image>
        </draw:frame>
        <draw:frame draw:style-name="gr2" draw:text-style-name="P1" draw:layer="layout" svg:width="5.723cm" svg:height="3.048cm" svg:x="20cm" svg:y="1.897cm">
          <draw:image xlink:href="Pictures/1000020100000300000001F4F451E979F2D43396.png" xlink:type="simple" xlink:show="embed" xlink:actuate="onLoad">
            <text:p/>
          </draw:image>
        </draw:frame>
        <draw:frame draw:style-name="gr3" draw:text-style-name="P1" draw:layer="layout" svg:width="6.856cm" svg:height="2.667cm" svg:x="19.148cm" svg:y="8.096cm">
          <draw:image xlink:href="Pictures/1000020100000154000000D89F94FBE8EB68F4DE.png" xlink:type="simple" xlink:show="embed" xlink:actuate="onLoad">
            <text:p/>
          </draw:image>
        </draw:frame>
        <draw:frame draw:style-name="gr4" draw:text-style-name="P1" draw:layer="layout" svg:width="3.531cm" svg:height="3.556cm" svg:x="2.265cm" svg:y="2.216cm">
          <draw:image xlink:href="Pictures/10000201000007D0000007D009294D7DE15872A0.png" xlink:type="simple" xlink:show="embed" xlink:actuate="onLoad">
            <text:p/>
          </draw:image>
        </draw:frame>
        <draw:frame draw:style-name="gr5" draw:text-style-name="P1" draw:layer="layout" svg:width="5.59cm" svg:height="5.59cm" svg:x="9.942cm" svg:y="14.411cm">
          <draw:image xlink:href="Pictures/10000201000000C8000000C8A3D53A023FC62F4C.png" xlink:type="simple" xlink:show="embed" xlink:actuate="onLoad">
            <text:p/>
          </draw:image>
        </draw:frame>
        <draw:frame draw:style-name="gr5" draw:text-style-name="P1" draw:layer="layout" svg:width="4.064cm" svg:height="4.064cm" svg:x="2.311cm" svg:y="15.022cm">
          <draw:image xlink:href="Pictures/10000201000008C0000008C01BDCB056CAF5745D.png" xlink:type="simple" xlink:show="embed" xlink:actuate="onLoad">
            <text:p/>
          </draw:image>
        </draw:frame>
        <draw:frame draw:style-name="gr5" draw:text-style-name="P1" draw:layer="layout" svg:width="4.513cm" svg:height="4.513cm" svg:x="20.002cm" svg:y="15.008cm">
          <draw:image xlink:href="Pictures/100002010000020000000200582E1EB4B4CD044A.png" xlink:type="simple" xlink:show="embed" xlink:actuate="onLoad">
            <text:p/>
          </draw:image>
        </draw:frame>
        <draw:custom-shape draw:style-name="gr6" draw:text-style-name="P1" draw:layer="layout" svg:width="3.048cm" svg:height="0.889cm" svg:x="6.207cm" svg:y="3.3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svg:x="15.689cm" svg:y="3.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svg:x="15.832cm" svg:y="16.1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svg:x="6.842cm" svg:y="16.1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1.5704472609445) translate (21.568cm 14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-1.57166899142089) translate (22.759cm 5.2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-1.57166899142089) translate (23.559cm 11.5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3.13077161222743) translate (18.656cm 18.2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3.13077161222743) translate (9.844cm 18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5:13:57.837293697</meta:creation-date>
    <dc:date>2019-05-12T16:02:45.669678004</dc:date>
    <meta:editing-duration>PT7M44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